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Arial Black" fo:font-weight="bold" officeooo:rsid="0000ea38" officeooo:paragraph-rsid="0000ea38" style:font-weight-asian="bold" style:font-weight-complex="bold"/>
    </style:style>
    <style:style style:name="P2" style:family="paragraph" style:parent-style-name="Standard">
      <style:text-properties fo:color="#000000" style:font-name="Arial" fo:font-weight="normal" officeooo:rsid="0000ea38" officeooo:paragraph-rsid="0000ea38" style:font-weight-asian="normal" style:font-weight-complex="normal"/>
    </style:style>
    <style:style style:name="P3" style:family="paragraph" style:parent-style-name="Standard">
      <style:text-properties fo:color="#000000" style:font-name="Arial" fo:font-style="italic" fo:font-weight="normal" officeooo:rsid="0002e94e" officeooo:paragraph-rsid="0002e94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000000" style:font-name="Arial" fo:font-style="normal" fo:font-weight="normal" officeooo:rsid="00048697" officeooo:paragraph-rsid="0004869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style:font-name="Arial" fo:font-style="normal" fo:font-weight="normal" officeooo:rsid="00055c63" officeooo:paragraph-rsid="00055c6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style:font-name="Arial" fo:font-style="normal" fo:font-weight="normal" officeooo:rsid="00072f68" officeooo:paragraph-rsid="00072f6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style:font-name="Arial" fo:font-style="normal" fo:font-weight="normal" officeooo:rsid="000abba4" officeooo:paragraph-rsid="000abba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font-name="Arial" fo:font-style="normal" fo:font-weight="normal" officeooo:rsid="000c244a" officeooo:paragraph-rsid="000c244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0000" style:font-name="Arial" fo:font-style="italic" fo:font-weight="bold" officeooo:rsid="0002e94e" officeooo:paragraph-rsid="0002e94e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ff0000" style:font-name="Arial" fo:font-style="italic" fo:font-weight="bold" officeooo:rsid="00048697" officeooo:paragraph-rsid="0004869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ff0000" style:font-name="Arial" fo:font-style="italic" fo:font-weight="bold" officeooo:rsid="00055c63" officeooo:paragraph-rsid="00055c63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ff0000" style:font-name="Arial" fo:font-style="italic" fo:font-weight="bold" officeooo:rsid="00072f68" officeooo:paragraph-rsid="00072f68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ff0000" style:font-name="Arial" fo:font-style="italic" fo:font-weight="bold" officeooo:rsid="00091678" officeooo:paragraph-rsid="0009167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ff0000" style:font-name="Arial" fo:font-style="italic" fo:font-weight="bold" officeooo:rsid="000abba4" officeooo:paragraph-rsid="000abba4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ff0000" style:font-name="Arial" fo:font-style="italic" fo:font-weight="bold" officeooo:rsid="000c244a" officeooo:paragraph-rsid="000c244a" style:font-style-asian="italic" style:font-weight-asian="bold" style:font-style-complex="italic" style:font-weight-complex="bold"/>
    </style:style>
    <style:style style:name="T1" style:family="text">
      <style:text-properties officeooo:rsid="000642d2"/>
    </style:style>
    <style:style style:name="T2" style:family="text">
      <style:text-properties officeooo:rsid="000d7b64"/>
    </style:style>
    <style:style style:name="T3" style:family="text">
      <style:text-properties officeooo:rsid="00100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Betimsel İstatistikler</text:p>
      <text:p text:style-name="P2"/>
      <text:p text:style-name="P9">-<text:span text:style-name="T2">) </text:span>Örneklem ve Anakitle</text:p>
      <text:p text:style-name="P3"><text:tab/>Anakitle; ilgilendiğimiz hedef kitlemizdir. Örneklem ise anakitle içinden seçilen anakitleyi çok iyi temsil eden alt kümedir.</text:p>
      <text:p text:style-name="P10">-<text:span text:style-name="T2">) </text:span>Gözlem Birimi</text:p>
      <text:p text:style-name="P4"><text:tab/>Araştırmada incelediğimiz birimlerimizdir.</text:p>
      <text:p text:style-name="P11">-<text:span text:style-name="T2">) </text:span>Rastgelelik</text:p>
      <text:p text:style-name="P5"><text:tab/>İlgilenilen konunun veya olayın doğal gelişkenliğini korumasıdır. <text:span text:style-name="T1">Makine öğrenmesinin en kritik konusu rassallıktır.</text:span></text:p>
      <text:p text:style-name="P12">-<text:span text:style-name="T2">) </text:span>Değişkenlik</text:p>
      <text:p text:style-name="P13">-<text:span text:style-name="T2">) </text:span>Değişken,Değişken Türleri ve Ölçek Türleri</text:p>
      <text:p text:style-name="P14">-<text:span text:style-name="T2">) </text:span>Rastgele Değişken</text:p>
      <text:p text:style-name="P7"><text:tab/>Değerlerinin bir deneyin sonucundan alan değişkenlerdir.</text:p>
      <text:p text:style-name="P15">-<text:span text:style-name="T2">) </text:span>Hipotezler ve İstatistiksel Anlam</text:p>
      <text:p text:style-name="P8"><text:tab/><text:span text:style-name="T3">Stratejik kararlar almadan önce bunları istatistiksel ve stratejik testlere tabi tutup burdan elde ettiğimiz sonuçlardır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6:45:04.326000000</dc:date>
    <meta:editing-duration>PT8M42S</meta:editing-duration>
    <meta:editing-cycles>14</meta:editing-cycles>
    <meta:document-statistic meta:table-count="0" meta:image-count="0" meta:object-count="0" meta:page-count="1" meta:paragraph-count="13" meta:word-count="80" meta:character-count="659" meta:non-whitespace-character-count="583"/>
  </office:meta>
</office:document-meta>
</file>